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8.286cm" fo:margin-left="-0.199cm" style:page-number="auto" fo:break-before="page" table:align="left" style:writing-mode="lr-tb"/>
    </style:style>
    <style:style style:name="Table1.A" style:family="table-column">
      <style:table-column-properties style:column-width="10.014cm"/>
    </style:style>
    <style:style style:name="Table1.B" style:family="table-column">
      <style:table-column-properties style:column-width="8.27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762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0.5pt dashed #000000" style:writing-mode="lr-tb"/>
    </style:style>
    <style:style style:name="Table1.12" style:family="table-row">
      <style:table-row-properties style:min-row-height="4.427cm" fo:keep-together="always"/>
    </style:style>
    <style:style style:name="Table1.A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dashed #000000" fo:border-bottom="0.5pt solid #000000" style:writing-mode="lr-tb"/>
    </style:style>
    <style:style style:name="Table1.13" style:family="table-row">
      <style:table-row-properties fo:keep-together="always"/>
    </style:style>
    <style:style style:name="Table2" style:family="table">
      <style:table-properties style:width="17.905cm" style:rel-width="100%" table:align="left" style:writing-mode="lr-tb"/>
    </style:style>
    <style:style style:name="Table2.A" style:family="table-column">
      <style:table-column-properties style:column-width="4.352cm" style:rel-column-width="2465*"/>
    </style:style>
    <style:style style:name="Table2.B" style:family="table-column">
      <style:table-column-properties style:column-width="2.713cm" style:rel-column-width="1536*"/>
    </style:style>
    <style:style style:name="Table2.E" style:family="table-column">
      <style:table-column-properties style:column-width="2.711cm" style:rel-column-width="1535*"/>
    </style:style>
    <style:style style:name="Table2.F" style:family="table-column">
      <style:table-column-properties style:column-width="2.708cm" style:rel-column-width="1533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C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top" style:border-line-width-bottom="0.018cm 0.018cm 0.018cm" fo:padding-left="0.191cm" fo:padding-right="0.191cm" fo:padding-top="0cm" fo:padding-bottom="0cm" fo:border-left="none" fo:border-right="none" fo:border-top="0.5pt solid #000000" fo:border-bottom="1.5pt double #000000" style:writing-mode="lr-tb"/>
    </style:style>
    <style:style style:name="Table2.C4" style:family="table-cell">
      <style:table-cell-properties style:vertical-align="top" style:border-line-width-bottom="0.018cm 0.018cm 0.018cm" fo:padding-left="0.191cm" fo:padding-right="0.191cm" fo:padding-top="0cm" fo:padding-bottom="0cm" fo:border-left="0.5pt solid #000000" fo:border-right="none" fo:border-top="0.5pt solid #000000" fo:border-bottom="1.5pt double #000000" style:writing-mode="lr-tb"/>
    </style:style>
    <style:style style:name="Table2.B5" style:family="table-cell">
      <style:table-cell-properties style:vertical-align="top" style:border-line-width-top="0.018cm 0.018cm 0.018cm" fo:padding-left="0.191cm" fo:padding-right="0.191cm" fo:padding-top="0cm" fo:padding-bottom="0cm" fo:border-left="none" fo:border-right="none" fo:border-top="1.5pt double #000000" fo:border-bottom="none" style:writing-mode="lr-tb"/>
    </style:style>
    <style:style style:name="Table2.C5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none" style:writing-mode="lr-tb"/>
    </style:style>
    <style:style style:name="Table3" style:family="table">
      <style:table-properties style:width="17.581cm" fo:margin-left="0cm" table:align="left" style:writing-mode="lr-tb"/>
    </style:style>
    <style:style style:name="Table3.A" style:family="table-column">
      <style:table-column-properties style:column-width="8.781cm"/>
    </style:style>
    <style:style style:name="Table3.B" style:family="table-column">
      <style:table-column-properties style:column-width="8.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>
        <style:tab-stops>
          <style:tab-stop style:position="10.16cm"/>
        </style:tab-stops>
      </style:paragraph-properties>
    </style:style>
    <style:style style:name="P2" style:family="paragraph" style:parent-style-name="Standard" style:list-style-name="WW8Num11"/>
    <style:style style:name="P3" style:family="paragraph" style:parent-style-name="Standard" style:list-style-name="WW8Num11">
      <style:text-properties officeooo:paragraph-rsid="0007e538"/>
    </style:style>
    <style:style style:name="P4" style:family="paragraph" style:parent-style-name="Standard" style:list-style-name="WW8Num11">
      <style:text-properties officeooo:paragraph-rsid="000dceee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 style:list-style-name="WW8Num25">
      <style:text-properties fo:font-size="11pt" style:font-size-asian="11pt" style:font-size-complex="11pt"/>
    </style:style>
    <style:style style:name="P7" style:family="paragraph" style:parent-style-name="Standard">
      <style:text-properties fo:font-size="11pt" style:font-size-asian="11pt" style:font-size-complex="11pt" style:font-weight-complex="bold"/>
    </style:style>
    <style:style style:name="P8" style:family="paragraph" style:parent-style-name="Standard">
      <style:paragraph-properties>
        <style:tab-stops>
          <style:tab-stop style:position="15.875cm"/>
        </style:tab-stops>
      </style:paragraph-properties>
      <style:text-properties fo:font-size="11pt" style:font-size-asian="11pt" style:font-size-complex="11pt" style:font-weight-complex="bold"/>
    </style:style>
    <style:style style:name="P9" style:family="paragraph" style:parent-style-name="Standard" style:list-style-name="WW8Num17">
      <style:text-properties fo:font-size="11pt" style:font-size-asian="11pt" style:font-size-complex="11pt"/>
    </style:style>
    <style:style style:name="P10" style:family="paragraph" style:parent-style-name="Standard" style:list-style-name="WW8Num17">
      <style:paragraph-properties style:snap-to-layout-grid="false"/>
      <style:text-properties fo:font-size="11pt" style:font-size-asian="11pt" style:font-size-complex="11pt"/>
    </style:style>
    <style:style style:name="P11" style:family="paragraph" style:parent-style-name="Standard" style:list-style-name="WW8Num27">
      <style:text-properties fo:font-size="11pt" style:font-size-asian="11pt" style:font-size-complex="11pt"/>
    </style:style>
    <style:style style:name="P12" style:family="paragraph" style:parent-style-name="Standard" style:list-style-name="WW8Num27">
      <style:paragraph-properties style:snap-to-layout-grid="false"/>
      <style:text-properties fo:font-size="11pt" style:font-size-asian="11pt" style:font-size-complex="11pt"/>
    </style:style>
    <style:style style:name="P13" style:family="paragraph" style:parent-style-name="Standard" style:list-style-name="WW8Num11">
      <style:text-properties fo:font-size="11pt" officeooo:rsid="0005b7b9" officeooo:paragraph-rsid="0005b7b9" style:font-size-asian="11pt" style:font-size-complex="11pt"/>
    </style:style>
    <style:style style:name="P14" style:family="paragraph" style:parent-style-name="Standard" style:list-style-name="WW8Num11">
      <style:text-properties fo:font-size="11pt" officeooo:rsid="0006f516" officeooo:paragraph-rsid="0007e538" style:font-size-asian="11pt" style:font-size-complex="11pt"/>
    </style:style>
    <style:style style:name="P15" style:family="paragraph" style:parent-style-name="Standard" style:list-style-name="WW8Num11">
      <style:text-properties fo:font-size="11pt" officeooo:rsid="00092b70" officeooo:paragraph-rsid="000b1a61" style:font-size-asian="11pt" style:font-size-complex="11pt"/>
    </style:style>
    <style:style style:name="P16" style:family="paragraph" style:parent-style-name="Standard" style:list-style-name="WW8Num11">
      <style:text-properties fo:font-size="11pt" officeooo:rsid="00092b70" officeooo:paragraph-rsid="000dd263" style:font-size-asian="11pt" style:font-size-complex="11pt"/>
    </style:style>
    <style:style style:name="P17" style:family="paragraph" style:parent-style-name="Standard" style:list-style-name="WW8Num11">
      <style:text-properties fo:font-size="11pt" officeooo:rsid="000dd263" officeooo:paragraph-rsid="000dd263" style:font-size-asian="11pt" style:font-size-complex="11pt"/>
    </style:style>
    <style:style style:name="P18" style:family="paragraph" style:parent-style-name="Standard">
      <style:text-properties fo:font-size="11pt" fo:font-weight="bold" style:font-size-asian="11pt" style:font-weight-asian="bold" style:font-size-complex="11pt"/>
    </style:style>
    <style:style style:name="P19" style:family="paragraph" style:parent-style-name="Standard" style:list-style-name="WW8Num27">
      <style:paragraph-properties style:snap-to-layout-grid="false"/>
      <style:text-properties fo:font-size="11pt" fo:font-weight="bold" style:font-size-asian="11pt" style:font-weight-asian="bold" style:font-size-complex="11pt"/>
    </style:style>
    <style:style style:name="P20" style:family="paragraph" style:parent-style-name="Standard" style:list-style-name="WW8Num11">
      <style:text-properties fo:font-size="11pt" officeooo:rsid="000b1a61" officeooo:paragraph-rsid="000b1a61" fo:background-color="transparent" style:font-size-asian="11pt" style:font-size-complex="11pt"/>
    </style:style>
    <style:style style:name="P21" style:family="paragraph" style:parent-style-name="Standard" style:list-style-name="WW8Num11">
      <style:text-properties fo:font-size="11pt" officeooo:rsid="000b3813" officeooo:paragraph-rsid="000b3813" fo:background-color="transparent" style:font-size-asian="11pt" style:font-size-complex="11pt"/>
    </style:style>
    <style:style style:name="P22" style:family="paragraph" style:parent-style-name="Standard" style:list-style-name="WW8Num11">
      <style:text-properties fo:font-size="11pt" officeooo:rsid="000dd263" officeooo:paragraph-rsid="000dd263" fo:background-color="transparent" style:font-size-asian="11pt" style:font-size-complex="11pt"/>
    </style:style>
    <style:style style:name="P23" style:family="paragraph" style:parent-style-name="Standard" style:list-style-name="WW8Num11">
      <style:text-properties fo:font-size="11pt" officeooo:rsid="00127dac" officeooo:paragraph-rsid="00127dac" fo:background-color="transparent" style:font-size-asian="11pt" style:font-size-complex="11pt"/>
    </style:style>
    <style:style style:name="P24" style:family="paragraph" style:parent-style-name="Standard" style:list-style-name="WW8Num11">
      <style:text-properties fo:font-size="11pt" officeooo:rsid="0014ab98" officeooo:paragraph-rsid="0014ab98" fo:background-color="transparent" style:font-size-asian="11pt" style:font-size-complex="11pt"/>
    </style:style>
    <style:style style:name="P25" style:family="paragraph" style:parent-style-name="Standard" style:list-style-name="WW8Num25"/>
    <style:style style:name="P26" style:family="paragraph" style:parent-style-name="Standard">
      <style:paragraph-properties>
        <style:tab-stops>
          <style:tab-stop style:position="15.875cm"/>
        </style:tab-stops>
      </style:paragraph-properties>
    </style:style>
    <style:style style:name="P27" style:family="paragraph" style:parent-style-name="Standard">
      <style:paragraph-properties>
        <style:tab-stops>
          <style:tab-stop style:position="15.875cm"/>
        </style:tab-stops>
      </style:paragraph-properties>
      <style:text-properties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P28" style:family="paragraph" style:parent-style-name="Standard">
      <style:paragraph-properties>
        <style:tab-stops>
          <style:tab-stop style:position="15.875cm"/>
        </style:tab-stops>
      </style:paragraph-properties>
      <style:text-properties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weight-complex="bold"/>
    </style:style>
    <style:style style:name="P29" style:family="paragraph" style:parent-style-name="Standard">
      <style:paragraph-properties>
        <style:tab-stops>
          <style:tab-stop style:position="15.875cm"/>
        </style:tab-stops>
      </style:paragraph-properties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30" style:family="paragraph" style:parent-style-name="Standard">
      <style:paragraph-properties>
        <style:tab-stops>
          <style:tab-stop style:position="15.875cm"/>
        </style:tab-stops>
      </style:paragraph-properties>
      <style:text-properties fo:font-size="9pt" style:font-size-asian="9pt" style:font-size-complex="9pt" style:font-weight-complex="bold"/>
    </style:style>
    <style:style style:name="P31" style:family="paragraph" style:parent-style-name="Standard">
      <style:paragraph-properties>
        <style:tab-stops>
          <style:tab-stop style:position="17.621cm" style:leader-style="solid" style:leader-text="_"/>
        </style:tab-stops>
      </style:paragraph-properties>
      <style:text-properties style:font-weight-complex="bold"/>
    </style:style>
    <style:style style:name="P32" style:family="paragraph" style:parent-style-name="Standard">
      <style:paragraph-properties>
        <style:tab-stops>
          <style:tab-stop style:position="17.621cm" style:leader-style="solid" style:leader-text="_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>
        <style:tab-stops>
          <style:tab-stop style:position="11.43cm"/>
          <style:tab-stop style:position="12.7cm" style:type="right"/>
          <style:tab-stop style:position="17.145cm"/>
        </style:tab-stops>
      </style:paragraph-properties>
    </style:style>
    <style:style style:name="P34" style:family="paragraph" style:parent-style-name="Standard">
      <style:paragraph-properties>
        <style:tab-stops>
          <style:tab-stop style:position="15.875cm"/>
        </style:tab-stops>
      </style:paragraph-properties>
      <style:text-properties fo:font-size="11.5pt" style:text-underline-style="solid" style:text-underline-width="auto" style:text-underline-color="font-color" fo:font-weight="bold" style:font-size-asian="11.5pt" style:font-weight-asian="bold" style:font-size-complex="11.5pt" style:font-weight-complex="bold"/>
    </style:style>
    <style:style style:name="P35" style:family="paragraph" style:parent-style-name="Standard" style:list-style-name="L1">
      <style:text-properties officeooo:rsid="000dceee" officeooo:paragraph-rsid="000dceee"/>
    </style:style>
    <style:style style:name="P36" style:family="paragraph" style:parent-style-name="Standard" style:list-style-name="L1">
      <style:text-properties officeooo:paragraph-rsid="000dceee"/>
    </style:style>
    <style:style style:name="P37" style:family="paragraph" style:parent-style-name="Standard" style:list-style-name="L1">
      <style:text-properties officeooo:rsid="000dd263" officeooo:paragraph-rsid="000dd263"/>
    </style:style>
    <style:style style:name="P38" style:family="paragraph" style:parent-style-name="Standard" style:list-style-name="WW8Num11">
      <style:text-properties officeooo:rsid="0014ab98" officeooo:paragraph-rsid="001520f8"/>
    </style:style>
    <style:style style:name="P39" style:family="paragraph" style:parent-style-name="Standard" style:list-style-name="WW8Num11">
      <style:text-properties officeooo:rsid="001520f8" officeooo:paragraph-rsid="001520f8"/>
    </style:style>
    <style:style style:name="P40" style:family="paragraph" style:parent-style-name="Standard" style:list-style-name="WW8Num11">
      <style:text-properties officeooo:rsid="001520f8" officeooo:paragraph-rsid="001520f8" fo:background-color="#fff200"/>
    </style:style>
    <style:style style:name="P41" style:family="paragraph" style:parent-style-name="Standard" style:list-style-name="WW8Num11">
      <style:text-properties officeooo:rsid="001646fc" officeooo:paragraph-rsid="001646fc"/>
    </style:style>
    <style:style style:name="P42" style:family="paragraph" style:parent-style-name="Standard">
      <style:paragraph-properties fo:margin-top="0.212cm" fo:margin-bottom="0.212cm" loext:contextual-spacing="false"/>
    </style:style>
    <style:style style:name="P43" style:family="paragraph" style:parent-style-name="Standard">
      <style:paragraph-properties fo:margin-top="0.212cm" fo:margin-bottom="0.212cm" loext:contextual-spacing="false">
        <style:tab-stops>
          <style:tab-stop style:position="15.875cm"/>
        </style:tab-stops>
      </style:paragraph-properties>
    </style:style>
    <style:style style:name="P44" style:family="paragraph" style:parent-style-name="Standard">
      <style:paragraph-properties fo:margin-top="0.212cm" fo:margin-bottom="0.212cm" loext:contextual-spacing="false">
        <style:tab-stops>
          <style:tab-stop style:position="15.875cm"/>
        </style:tab-stops>
      </style:paragraph-properties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5" style:family="paragraph" style:parent-style-name="Standard">
      <style:paragraph-properties fo:margin-top="0cm" fo:margin-bottom="0.212cm" loext:contextual-spacing="false"/>
      <style:text-properties fo:font-size="11pt" style:font-size-asian="11pt" style:font-size-complex="11pt" style:font-weight-complex="bold"/>
    </style:style>
    <style:style style:name="P46" style:family="paragraph" style:parent-style-name="Standard">
      <style:paragraph-properties fo:margin-top="0cm" fo:margin-bottom="0.212cm" loext:contextual-spacing="false" style:snap-to-layout-grid="false"/>
      <style:text-properties fo:font-size="11pt" style:font-size-asian="11pt" style:font-size-complex="11pt" style:font-weight-complex="bold"/>
    </style:style>
    <style:style style:name="P47" style:family="paragraph" style:parent-style-name="Standard">
      <style:paragraph-properties fo:margin-top="0cm" fo:margin-bottom="0.212cm" loext:contextual-spacing="false" fo:text-align="center" style:justify-single-word="false"/>
      <style:text-properties fo:font-size="11pt" style:font-size-asian="11pt" style:font-size-complex="11pt" style:font-weight-complex="bold"/>
    </style:style>
    <style:style style:name="P48" style:family="paragraph" style:parent-style-name="Standard">
      <style:paragraph-properties fo:margin-top="0cm" fo:margin-bottom="0.212cm" loext:contextual-spacing="false" fo:text-align="end" style:justify-single-word="false"/>
      <style:text-properties fo:font-size="11pt" style:font-size-asian="11pt" style:font-size-complex="11pt" style:font-weight-complex="bold"/>
    </style:style>
    <style:style style:name="P49" style:family="paragraph" style:parent-style-name="Standard">
      <style:paragraph-properties fo:margin-top="0cm" fo:margin-bottom="0.212cm" loext:contextual-spacing="false">
        <style:tab-stops>
          <style:tab-stop style:position="15.875cm"/>
        </style:tab-stops>
      </style:paragraph-properties>
      <style:text-properties fo:font-size="11pt" style:font-size-asian="11pt" style:font-size-complex="11pt" style:font-weight-complex="bold"/>
    </style:style>
    <style:style style:name="P50" style:family="paragraph" style:parent-style-name="Standard">
      <style:paragraph-properties fo:margin-top="0cm" fo:margin-bottom="0.212cm" loext:contextual-spacing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1" style:family="paragraph" style:parent-style-name="Standard">
      <style:paragraph-properties fo:margin-top="0cm" fo:margin-bottom="0.212cm" loext:contextual-spacing="false" fo:text-align="end" style:justify-single-word="false"/>
    </style:style>
    <style:style style:name="P52" style:family="paragraph" style:parent-style-name="Standard">
      <style:paragraph-properties fo:margin-top="0cm" fo:margin-bottom="0.212cm" loext:contextual-spacing="false">
        <style:tab-stops>
          <style:tab-stop style:position="4.128cm" style:type="right"/>
        </style:tab-stops>
      </style:paragraph-properties>
    </style:style>
    <style:style style:name="P53" style:family="paragraph" style:parent-style-name="Standard" style:list-style-name="WW8Num13">
      <style:paragraph-properties fo:margin-top="0cm" fo:margin-bottom="0cm" loext:contextual-spacing="false"/>
    </style:style>
    <style:style style:name="P54" style:family="paragraph" style:parent-style-name="Standard" style:list-style-name="WW8Num29">
      <style:paragraph-properties fo:margin-top="0cm" fo:margin-bottom="0cm" loext:contextual-spacing="false"/>
    </style:style>
    <style:style style:name="P55" style:family="paragraph" style:parent-style-name="Standard" style:list-style-name="WW8Num13">
      <style:paragraph-properties fo:margin-top="0cm" fo:margin-bottom="0.494cm" loext:contextual-spacing="false"/>
    </style:style>
    <style:style style:name="P56" style:family="paragraph" style:parent-style-name="Standard" style:list-style-name="WW8Num29">
      <style:paragraph-properties fo:margin-top="0cm" fo:margin-bottom="0.494cm" loext:contextual-spacing="false"/>
    </style:style>
    <style:style style:name="P57" style:family="paragraph" style:parent-style-name="Standard" style:master-page-name="Convert_20_1">
      <style:paragraph-properties style:page-number="auto"/>
    </style:style>
    <style:style style:name="P58" style:family="paragraph" style:parent-style-name="Heading_20_2">
      <style:text-properties fo:font-size="14pt" style:font-size-asian="14pt" style:font-size-complex="14pt"/>
    </style:style>
    <style:style style:name="P59" style:family="paragraph" style:parent-style-name="Footer">
      <style:paragraph-properties>
        <style:tab-stops>
          <style:tab-stop style:position="7.938cm" style:type="center"/>
          <style:tab-stop style:position="16.193cm" style:type="right"/>
        </style:tab-stops>
      </style:paragraph-properties>
    </style:style>
    <style:style style:name="P60" style:family="paragraph" style:parent-style-name="Normal_20__28_Web_29_">
      <style:text-properties fo:font-weight="bold" style:font-weight-asian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5b7b9" style:font-size-asian="14pt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style:font-size-asian="11pt" style:font-size-complex="11pt" style:font-weight-complex="bold"/>
    </style:style>
    <style:style style:name="T8" style:family="text">
      <style:text-properties fo:font-size="11pt" officeooo:rsid="0005b7b9" style:font-size-asian="11pt" style:font-size-complex="11pt" style:font-weight-complex="bold"/>
    </style:style>
    <style:style style:name="T9" style:family="text">
      <style:text-properties fo:font-size="11pt" officeooo:rsid="0007e538" style:font-size-asian="11pt" style:font-size-complex="11pt"/>
    </style:style>
    <style:style style:name="T10" style:family="text">
      <style:text-properties fo:font-size="11pt" officeooo:rsid="0008a4fd" style:font-size-asian="11pt" style:font-size-complex="11pt"/>
    </style:style>
    <style:style style:name="T11" style:family="text">
      <style:text-properties fo:font-size="11pt" officeooo:rsid="001520f8" style:font-size-asian="11pt" style:font-size-complex="11pt"/>
    </style:style>
    <style:style style:name="T12" style:family="text">
      <style:text-properties fo:font-size="11pt" officeooo:rsid="001646fc" style:font-size-asian="11pt" style:font-size-complex="11pt"/>
    </style:style>
    <style:style style:name="T13" style:family="text">
      <style:text-properties fo:font-size="11pt" fo:font-style="italic" style:font-size-asian="11pt" style:font-style-asian="italic" style:font-size-complex="11pt" style:font-style-complex="italic"/>
    </style:style>
    <style:style style:name="T14" style:family="text"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weight-complex="bold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size="11pt" officeooo:rsid="000d7d76" fo:background-color="transparent" loext:char-shading-value="0" style:font-size-asian="11pt" style:font-size-complex="11pt"/>
    </style:style>
    <style:style style:name="T17" style:family="text">
      <style:text-properties fo:font-size="11pt" officeooo:rsid="000dceee" fo:background-color="transparent" loext:char-shading-value="0" style:font-size-asian="11pt" style:font-size-complex="11pt"/>
    </style:style>
    <style:style style:name="T18" style:family="text">
      <style:text-properties fo:font-size="11pt" fo:background-color="transparent" loext:char-shading-value="0" style:font-size-asian="11pt" style:font-size-complex="11pt"/>
    </style:style>
    <style:style style:name="T19" style:family="text">
      <style:text-properties fo:font-size="11pt" officeooo:rsid="000dd263" fo:background-color="transparent" loext:char-shading-value="0" style:font-size-asian="11pt" style:font-size-complex="11pt"/>
    </style:style>
    <style:style style:name="T20" style:family="text">
      <style:text-properties fo:font-size="9pt" fo:font-style="italic" style:font-size-asian="9pt" style:font-style-asian="italic" style:font-size-complex="9pt" style:font-weight-complex="bold"/>
    </style:style>
    <style:style style:name="T21" style:family="text">
      <style:text-properties fo:font-size="9pt" fo:font-style="italic" style:font-size-asian="9pt" style:font-style-asian="italic" style:font-size-complex="9pt" style:font-style-complex="italic"/>
    </style:style>
    <style:style style:name="T22" style:family="text">
      <style:text-properties fo:font-size="9pt" fo:font-style="italic" style:text-underline-style="solid" style:text-underline-width="auto" style:text-underline-color="font-color" style:font-size-asian="9pt" style:font-style-asian="italic" style:font-size-complex="9pt" style:font-weight-complex="bold"/>
    </style:style>
    <style:style style:name="T23" style:family="text">
      <style:text-properties fo:font-size="9pt" style:font-size-asian="9pt" style:font-size-complex="9pt" style:font-weight-complex="bold"/>
    </style:style>
    <style:style style:name="T24" style:family="text">
      <style:text-properties fo:font-size="9pt" officeooo:rsid="0005b7b9" style:font-size-asian="9pt" style:font-size-complex="9pt" style:font-weight-complex="bold"/>
    </style:style>
    <style:style style:name="T25" style:family="text">
      <style:text-properties fo:font-size="9.5pt" fo:font-style="italic" style:font-size-asian="9.5pt" style:font-style-asian="italic" style:font-size-complex="9.5pt" style:font-style-complex="italic"/>
    </style:style>
    <style:style style:name="T26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/>
    </style:style>
    <style:style style:name="T27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8" style:family="text">
      <style:text-properties fo:font-size="10pt" fo:font-weight="bold" style:font-size-asian="10pt" style:font-weight-asian="bold" style:font-size-complex="10pt" style:font-weight-complex="bold"/>
    </style:style>
    <style:style style:name="T29" style:family="text">
      <style:text-properties fo:font-size="8.5pt" style:font-size-asian="8.5pt" style:font-size-complex="8.5pt"/>
    </style:style>
    <style:style style:name="T30" style:family="text">
      <style:text-properties fo:font-size="8.5pt" officeooo:rsid="00106cb3" style:font-size-asian="8.5pt" style:font-size-complex="8.5pt"/>
    </style:style>
    <style:style style:name="T31" style:family="text">
      <style:text-properties officeooo:rsid="0006f516"/>
    </style:style>
    <style:style style:name="T32" style:family="text">
      <style:text-properties officeooo:rsid="0007e538"/>
    </style:style>
    <style:style style:name="T33" style:family="text">
      <style:text-properties officeooo:rsid="000acfa6"/>
    </style:style>
    <style:style style:name="T34" style:family="text">
      <style:text-properties fo:background-color="#fff200" loext:char-shading-value="0"/>
    </style:style>
    <style:style style:name="T35" style:family="text">
      <style:text-properties officeooo:rsid="000acfa6" fo:background-color="#fff200" loext:char-shading-value="0"/>
    </style:style>
    <style:style style:name="T36" style:family="text">
      <style:text-properties officeooo:rsid="000c7d98" fo:background-color="#fff200" loext:char-shading-value="0"/>
    </style:style>
    <style:style style:name="T37" style:family="text">
      <style:text-properties officeooo:rsid="000c7d98" fo:background-color="#fff200" loext:char-shading-value="0"/>
    </style:style>
    <style:style style:name="T38" style:family="text">
      <style:text-properties officeooo:rsid="000d7d76" fo:background-color="#fff200" loext:char-shading-value="0"/>
    </style:style>
    <style:style style:name="T39" style:family="text">
      <style:text-properties officeooo:rsid="000b3813"/>
    </style:style>
    <style:style style:name="T40" style:family="text">
      <style:text-properties officeooo:rsid="000c7d98"/>
    </style:style>
    <style:style style:name="T41" style:family="text">
      <style:text-properties officeooo:rsid="000d7d76" fo:background-color="transparent" loext:char-shading-value="0"/>
    </style:style>
    <style:style style:name="T42" style:family="text">
      <style:text-properties officeooo:rsid="000dceee" fo:background-color="transparent" loext:char-shading-value="0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0dd263"/>
    </style:style>
    <style:style style:name="T45" style:family="text">
      <style:text-properties officeooo:rsid="000f7e2d"/>
    </style:style>
    <style:style style:name="T46" style:family="text">
      <style:text-properties officeooo:rsid="0012de18"/>
    </style:style>
    <style:style style:name="T47" style:family="text">
      <style:text-properties officeooo:rsid="0014ab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h text:style-name="Heading_20_2" text:outline-level="2"><text:span text:style-name="T2">Rostering</text:span><text:span text:style-name="T1"> Project Scope Form</text:span></text:h>
          </table:table-cell>
          <table:covered-table-cell/>
        </table:table-row>
        <table:table-row table:style-name="Table1.2">
          <table:table-cell table:style-name="Table1.A2" office:value-type="string">
            <text:p text:style-name="P1"><text:span text:style-name="T5">Project Title:</text:span><text:span text:style-name="T7"> <text:s/></text:span><text:span text:style-name="T8">Roster On: Review, upgrade or replace</text:span></text:p>
          </table:table-cell>
          <table:table-cell table:style-name="Table1.B2" office:value-type="string">
            <text:p text:style-name="P1"><text:span text:style-name="T5">Project Number:</text:span><text:span text:style-name="T7"> 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5">Project Leader/Manager:</text:span><text:span text:style-name="T7"> </text:span></text:p>
          </table:table-cell>
          <table:table-cell table:style-name="Table1.B2" office:value-type="string">
            <text:p text:style-name="P1"><text:span text:style-name="T5">Anticipated Project Start Date:</text:span><text:span text:style-name="T7"> 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5">Sponsor:</text:span><text:span text:style-name="T7"> </text:span></text:p>
          </table:table-cell>
          <table:table-cell table:style-name="Table1.B2" office:value-type="string">
            <text:p text:style-name="P1"><text:span text:style-name="T5">Date Prepared:</text:span><text:span text:style-name="T7"> </text:span><text:span text:style-name="T8">1 May 2019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5">Project Risk Level:</text:span><text:span text:style-name="T7"> </text:span><text:span text:style-name="T24">Medium/High</text:span></text:p>
          </table:table-cell>
          <table:table-cell table:style-name="Table1.B2" office:value-type="string">
            <text:p text:style-name="P1"><text:span text:style-name="T5">Estimated Completion Date:</text:span><text:span text:style-name="T7"> 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42"><text:span text:style-name="T5">Team Members:</text:span><text:span text:style-name="T6"> </text:span></text:p>
            <text:list xml:id="list4222520502" text:style-name="WW8Num11">
              <text:list-item>
                <text:p text:style-name="P13">Stan Bordeaux</text:p>
              </text:list-item>
              <text:list-item>
                <text:p text:style-name="P13">Deb</text:p>
              </text:list-item>
              <text:list-item>
                <text:p text:style-name="P13">Phil</text:p>
              </text:list-item>
              <text:list-item>
                <text:p text:style-name="P13">Other?</text:p>
              </text:list-item>
            </text:list>
            <text:p text:style-name="P5"/>
            <text:p text:style-name="P5"><text:span text:style-name="T6"/></text:p>
            <text:p text:style-name="P5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2"><text:span text:style-name="T5">Purpose of Project:</text:span><text:span text:style-name="T15"> </text:span></text:p>
            <text:list xml:id="list135840066563726" text:continue-numbering="true" text:style-name="WW8Num11">
              <text:list-item>
                <text:p text:style-name="P13">To review the current Roster On: PAHSMA Staff Rostering System and determine <text:span text:style-name="T31">suitability or otherwise for upgrading or replacing Roster On software.</text:span></text:p>
              </text:list-item>
              <text:list-item>
                <text:p text:style-name="P14"><text:span text:style-name="T32">Work with stakeholders to i</text:span>dentify User Requirements and barriers to using current software. <text:span text:style-name="T32">The Requirements Document will lead and guide the Consultants in selection of replacement or upgrade of Roster On.</text:span></text:p>
              </text:list-item>
              <text:list-item>
                <text:p text:style-name="P3"><text:span text:style-name="T9">Liaise with Software Consultants to ensure appropriate software, that meets the requirements of PAHSMA </text:span><text:span text:style-name="T10">as</text:span><text:span text:style-name="T9"> </text:span><text:span text:style-name="T10">specified</text:span><text:span text:style-name="T9"> in the Requirements Document, is implemented within PAHSMA. </text:span></text:p>
              </text:list-item>
            </text:list>
            <text:p text:style-name="P5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2"><text:span text:style-name="T5">Background</text:span><text:span text:style-name="T15">:</text:span><text:span text:style-name="T6"> </text:span></text:p>
            <text:list xml:id="list135839922254219" text:continue-numbering="true" text:style-name="WW8Num11">
              <text:list-item>
                <text:p text:style-name="P4"><text:span text:style-name="T16">PAHSMA’s day to day operations and staff rostering requirements are complex and are spread over a range of Department’s within PHASMA’s operating structure. </text:span><text:span text:style-name="T19">Considerations and </text:span><text:span text:style-name="T17"><text:s/></text:span><text:span text:style-name="T19">Departments </text:span><text:span text:style-name="T17">include:</text:span></text:p>
                <text:p text:style-name="P4"><text:span text:style-name="T17"/></text:p>
              </text:list-item>
            </text:list>
            <text:list xml:id="list1957987076" text:style-name="L1">
              <text:list-item>
                <text:list>
                  <text:list-item>
                    <text:p text:style-name="P37"><text:span text:style-name="T17">S</text:span><text:span text:style-name="T18">ite open every day till late</text:span></text:p>
                  </text:list-item>
                  <text:list-item>
                    <text:p text:style-name="P37"><text:span text:style-name="T18">Seasonal variations</text:span></text:p>
                  </text:list-item>
                  <text:list-item>
                    <text:p text:style-name="P36"><text:span text:style-name="T17">Food and Beverage</text:span></text:p>
                  </text:list-item>
                  <text:list-item>
                    <text:p text:style-name="P35"><text:span text:style-name="T18">Visitor Services</text:span></text:p>
                  </text:list-item>
                  <text:list-item>
                    <text:p text:style-name="P35"><text:span text:style-name="T18">Guiding</text:span></text:p>
                  </text:list-item>
                  <text:list-item>
                    <text:p text:style-name="P35"><text:span text:style-name="T18">Other?<text:line-break/></text:span></text:p>
                  </text:list-item>
                </text:list>
              </text:list-item>
            </text:list>
            <text:list xml:id="list135841038543511" text:continue-list="list135839922254219" text:style-name="WW8Num11">
              <text:list-item>
                <text:p text:style-name="P17"><text:span text:style-name="T41">E</text:span><text:span text:style-name="T43">ach of these Departments will have their own complex requirements which need to be handled individually.</text:span></text:p>
              </text:list-item>
              <text:list-item>
                <text:p text:style-name="P16"><text:span text:style-name="T41">A universally accessible Roster Program </text:span><text:span text:style-name="T38">(what is this thing called??) </text:span><text:span text:style-name="T41"><text:s/>that meets user expectations and provides user satisfaction will produce efficient rosters for staff and provide management access to </text:span><text:span text:style-name="T42">timely information on staffing and operational requirements. </text:span></text:p>
              </text:list-item>
              <text:list-item>
                <text:p text:style-name="P16"><text:span text:style-name="T33">It is generally accepted that the current Rostering <text:s/>Software: Roster On is not meeting user expectations. </text:span><text:span text:style-name="T35">Feedback??</text:span><text:span text:style-name="T33">from stakeholders and users suggests that the program is not universally used or universally liked.</text:span></text:p>
              </text:list-item>
              <text:list-item>
                <text:p text:style-name="P15"><text:span text:style-name="T33">Anecdotally, it is said that the program produces </text:span><text:span text:style-name="T35">more angst and can at times be more problematic than necessary. </text:span><text:span text:style-name="T37">(what exactly is the problem)</text:span></text:p>
              </text:list-item>
              <text:list-item>
                <text:p text:style-name="P15"><text:span text:style-name="T33">Other feedback indicates little backup training for the software was provided on implementation and change management was difficult for some users. </text:span><text:span text:style-name="T35">(note this all needs to be confirmed).</text:span></text:p>
              </text:list-item>
              <text:list-item>
                <text:p text:style-name="P20">The need to address issues with the current system has been acknowledged by <text:span text:style-name="T36">XXXX</text:span><text:span text:style-name="T40"> </text:span>and the first steps in proceeding the matter have been undertaken. <text:span text:style-name="T36">(list steps or outcomes)</text:span></text:p>
              </text:list-item>
              <text:list-item>
                <text:p text:style-name="P20">Initial inquiries with the <text:span text:style-name="T34">software developer??</text:span> regarding software upgrade <text:span text:style-name="T39">were not positive and did not inspire confidence that appropriate upgrades would fix the problems.</text:span></text:p>
              </text:list-item>
              <text:list-item>
                <text:p text:style-name="P21">It is now the general consensus <text:span text:style-name="T36">(is it?)</text:span> that further inquiries regarding potential off the shelf programs that may <text:soft-page-break/>fulfill PAHSMA’s <text:s/><text:span text:style-name="T44">complex </text:span>requirements should be undertaken.</text:p>
              </text:list-item>
              <text:list-item>
                <text:p text:style-name="P22">While acknowledging the complexities that have been identified within the Organisation, these issues are not unique. Hospitals, police, other emergency services are organisations <text:span text:style-name="T47">which </text:span>have similar requirements <text:span text:style-name="T45">and it is expected that a suitable Software Rostering Program will be identified by the Consultant.</text:span></text:p>
              </text:list-item>
              <text:list-item>
                <text:p text:style-name="P23">To assist the Consultant in their selection of appropriate software a Functional and Technical Requirements Schedule (FTRS) will be developed. The FTRS will underpin <text:span text:style-name="T46">all testing requirements including:<text:line-break/></text:span></text:p>
                <text:list>
                  <text:list-item>
                    <text:p text:style-name="P24">User Acceptance Testing</text:p>
                  </text:list-item>
                  <text:list-item>
                    <text:p text:style-name="P24">Functional Requirements</text:p>
                  </text:list-item>
                  <text:list-item>
                    <text:p text:style-name="P24">Systems integration</text:p>
                  </text:list-item>
                </text:list>
              </text:list-item>
              <text:list-item>
                <text:p text:style-name="P24"/>
              </text:list-item>
            </text:list>
            <text:p text:style-name="P5"/>
            <text:p text:style-name="P5"><text:span text:style-name="T6"/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2"><text:span text:style-name="T5">Deliverables</text:span><text:span text:style-name="T15">:</text:span></text:p>
            <text:list xml:id="list135839145101345" text:continue-numbering="true" text:style-name="WW8Num11">
              <text:list-item>
                <text:p text:style-name="P39"><text:span text:style-name="T11">M</text:span><text:span text:style-name="T6">eetings with officers responsible for managing staff rosters for each Department will have been conducted and recorded.</text:span></text:p>
              </text:list-item>
              <text:list-item>
                <text:p text:style-name="P38"><text:span text:style-name="T11">Technical Documents including:<text:line-break/></text:span></text:p>
                <text:list>
                  <text:list-item>
                    <text:p text:style-name="P38"><text:span text:style-name="T6">Functional and Technical Requirements Document (FTRD) </text:span><text:span text:style-name="T11">specifying requirements as listed by users. </text:span></text:p>
                  </text:list-item>
                  <text:list-item>
                    <text:p text:style-name="P40"><text:span text:style-name="T6">List of 3? Software Rostering Programs selected by the Consultant.</text:span></text:p>
                  </text:list-item>
                  <text:list-item>
                    <text:p text:style-name="P39"><text:span text:style-name="T6">User Acceptance Testing Document</text:span></text:p>
                  </text:list-item>
                  <text:list-item>
                    <text:p text:style-name="P39"><text:span text:style-name="T6">Performance Testing Document</text:span></text:p>
                  </text:list-item>
                  <text:list-item>
                    <text:p text:style-name="P39"><text:span text:style-name="T6">Risk Assessment </text:span><text:span text:style-name="T12">Document</text:span></text:p>
                  </text:list-item>
                  <text:list-item>
                    <text:p text:style-name="P41"><text:span text:style-name="T12">T</text:span><text:span text:style-name="T6">raining Document</text:span></text:p>
                  </text:list-item>
                </text:list>
              </text:list-item>
              <text:list-item>
                <text:p text:style-name="P39"><text:span text:style-name="T6"/></text:p>
              </text:list-item>
            </text:list>
            <text:p text:style-name="P5"/>
            <text:p text:style-name="P5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2"><text:span text:style-name="T5">Stakeholders</text:span><text:span text:style-name="T15">:</text:span><text:span text:style-name="T6"> </text:span><text:span text:style-name="T21">(those involved in or who may be affected by project activities)</text:span></text:p>
            <text:list xml:id="list135839422145097" text:continue-numbering="true" text:style-name="WW8Num11">
              <text:list-item>
                <text:p text:style-name="P2"><text:span text:style-name="T6">As appropriate, include information from the IT Project Initiation form and the IT Project Resources and Staffing Plan.</text:span></text:p>
              </text:list-item>
            </text:list>
            <text:p text:style-name="P5"/>
            <text:p text:style-name="Standard"><text:span text:style-name="T6">Examples of what could be included in the Stakeholders section are:</text:span></text:p>
            <text:list xml:id="list2611589057" text:style-name="WW8Num25">
              <text:list-item>
                <text:p text:style-name="P25"><text:span text:style-name="T6">List all internal (IT) teams affected by the project (e.g., 4Help, DAA, CNS, OCS, AIS…)</text:span></text:p>
              </text:list-item>
              <text:list-item>
                <text:p text:style-name="P25"><text:span text:style-name="T6">List university non-IT, individuals or organizations, involved in or affected by the project.</text:span></text:p>
              </text:list-item>
              <text:list-item>
                <text:p text:style-name="P6">Steering committee members.</text:p>
              </text:list-item>
              <text:list-item>
                <text:p text:style-name="P25"><text:span text:style-name="T6">List other stakeholders and identify customers of this project or service.</text:span></text:p>
              </text:list-item>
              <text:list-item>
                <text:p text:style-name="P25"><text:span text:style-name="T6">Please see </text:span><text:a xlink:type="simple" xlink:href="#_Addendum_1" text:style-name="Internet_20_link" text:visited-style-name="Visited_20_Internet_20_Link"><text:span text:style-name="Internet_20_link"><text:span text:style-name="T6">Addendum 1</text:span></text:span></text:a><text:span text:style-name="T6"> for a thorough list of potential project stakeholders.</text:span></text:p>
              </text:list-item>
            </text:list>
            <text:p text:style-name="P7"/>
          </table:table-cell>
          <table:covered-table-cell/>
        </table:table-row>
        <table:table-row table:style-name="Table1.1">
          <table:table-cell table:style-name="Table1.A11" table:number-columns-spanned="2" office:value-type="string">
            <text:p text:style-name="P42"><text:span text:style-name="T5">Resource Requirements</text:span><text:span text:style-name="T15">:</text:span><text:span text:style-name="T6"> </text:span><text:span text:style-name="T21">(resources likely to be required, an estimated timeline, costs &amp; potential project boundaries)</text:span></text:p>
            <text:list xml:id="list135841261651223" text:continue-list="list135839422145097" text:style-name="WW8Num11">
              <text:list-item>
                <text:p text:style-name="P2"><text:span text:style-name="T6">As appropriate, include information from the IT Project Initiation form, the IT Project Resources and Staffing Plan, the IT Project Purchases and Acquisitions Plan, and the IT Project Budget Plan.</text:span></text:p>
              </text:list-item>
            </text:list>
            <text:p text:style-name="P5"/>
            <text:p text:style-name="Standard"><text:span text:style-name="T6">Examples of what could be included in the Resource Requirements section are:</text:span></text:p>
            <text:list xml:id="list135839697817394" text:continue-list="list2611589057" text:style-name="WW8Num25">
              <text:list-item>
                <text:p text:style-name="P25"><text:span text:style-name="T6">Benefit/Cost Analysis (not necessarily monetary)</text:span></text:p>
              </text:list-item>
              <text:list-item>
                <text:p text:style-name="P25"><text:span text:style-name="T6">Estimated life cycle costs to include, e.g., costs to implement the product or service; ongoing production costs; procurements, such as, major hardware/software purchases. Use the life cycle cost summary table below.</text:span></text:p>
              </text:list-item>
              <text:list-item>
                <text:p text:style-name="P6">Estimated data storage requirements and costs.</text:p>
              </text:list-item>
              <text:list-item>
                <text:p text:style-name="P25"><text:span text:style-name="T6">Cross-organizational personnel requirements.</text:span></text:p>
              </text:list-item>
              <text:list-item>
                <text:p text:style-name="P6">Estimated training needs and costs.</text:p>
              </text:list-item>
              <text:list-item>
                <text:p text:style-name="P25"><text:span text:style-name="T6">Broad timeline including project start, finish, and major milestones.</text:span></text:p>
              </text:list-item>
              <text:list-item>
                <text:p text:style-name="P25"><text:soft-page-break/><text:span text:style-name="T6">Identify implementation schedule conflicts through use of the </text:span><text:a xlink:type="simple" xlink:href="http://calendar.vt.edu/main.php?calendar=isccriticaldates&amp;view=week" text:style-name="Internet_20_link" text:visited-style-name="Visited_20_Internet_20_Link"><text:span text:style-name="Internet_20_link"><text:span text:style-name="T6">IT Critical Dates Calendar</text:span></text:span></text:a><text:span text:style-name="T6">.</text:span></text:p>
              </text:list-item>
              <text:list-item>
                <text:p text:style-name="P6">List boundaries or limits on the project team, e.g., empowerment, budget, resources, etc.</text:p>
              </text:list-item>
            </text:list>
            <text:p text:style-name="P5"/>
          </table:table-cell>
          <table:covered-table-cell/>
        </table:table-row>
        <table:table-row table:style-name="Table1.12">
          <table:table-cell table:style-name="Table1.A12" table:number-columns-spanned="2" office:value-type="string">
            <text:p text:style-name="Standard">Life Cycle Cost:</text:p>
            <table:table table:name="Table2" table:style-name="Table2">
              <table:table-column table:style-name="Table2.A"/>
              <table:table-column table:style-name="Table2.B" table:number-columns-repeated="3"/>
              <table:table-column table:style-name="Table2.E"/>
              <table:table-column table:style-name="Table2.F"/>
              <table:table-row table:style-name="Table2.1">
                <table:table-cell table:style-name="Table2.A1" office:value-type="string">
                  <text:p text:style-name="P46"/>
                </table:table-cell>
                <table:table-cell table:style-name="Table2.A1" office:value-type="string">
                  <text:p text:style-name="P47">Year 1</text:p>
                </table:table-cell>
                <table:table-cell table:style-name="Table2.A1" office:value-type="string">
                  <text:p text:style-name="P47">Year 2</text:p>
                </table:table-cell>
                <table:table-cell table:style-name="Table2.A1" office:value-type="string">
                  <text:p text:style-name="P47">Year 3</text:p>
                </table:table-cell>
                <table:table-cell table:style-name="Table2.A1" office:value-type="string">
                  <text:p text:style-name="P47">Year 4</text:p>
                </table:table-cell>
                <table:table-cell table:style-name="Table2.A1" office:value-type="string">
                  <text:p text:style-name="P47">Year 5</text:p>
                </table:table-cell>
              </table:table-row>
              <table:table-row table:style-name="Table2.1">
                <table:table-cell table:style-name="Table2.A1" office:value-type="string">
                  <text:p text:style-name="P51"><text:span text:style-name="T7">Implementation:</text:span></text:p>
                </table:table-cell>
                <table:table-cell table:style-name="Table2.B2" office:value-type="string">
                  <text:p text:style-name="P45">$</text:p>
                </table:table-cell>
                <table:table-cell table:style-name="Table2.C2" office:value-type="string">
                  <text:p text:style-name="P45">$</text:p>
                </table:table-cell>
                <table:table-cell table:style-name="Table2.C2" office:value-type="string">
                  <text:p text:style-name="P45">$</text:p>
                </table:table-cell>
                <table:table-cell table:style-name="Table2.C2" office:value-type="string">
                  <text:p text:style-name="P45">$</text:p>
                </table:table-cell>
                <table:table-cell table:style-name="Table2.C2" office:value-type="string">
                  <text:p text:style-name="P45">$</text:p>
                </table:table-cell>
              </table:table-row>
              <table:table-row table:style-name="Table2.1">
                <table:table-cell table:style-name="Table2.A1" office:value-type="string">
                  <text:p text:style-name="P48">Maintenance/ Support:</text:p>
                </table:table-cell>
                <table:table-cell table:style-name="Table2.B2" office:value-type="string">
                  <text:p text:style-name="P45">$</text:p>
                </table:table-cell>
                <table:table-cell table:style-name="Table2.C2" office:value-type="string">
                  <text:p text:style-name="P45">$</text:p>
                </table:table-cell>
                <table:table-cell table:style-name="Table2.C2" office:value-type="string">
                  <text:p text:style-name="P45">$</text:p>
                </table:table-cell>
                <table:table-cell table:style-name="Table2.C2" office:value-type="string">
                  <text:p text:style-name="P45">$</text:p>
                </table:table-cell>
                <table:table-cell table:style-name="Table2.C2" office:value-type="string">
                  <text:p text:style-name="P45">$</text:p>
                </table:table-cell>
              </table:table-row>
              <table:table-row table:style-name="Table2.1">
                <table:table-cell table:style-name="Table2.A1" office:value-type="string">
                  <text:p text:style-name="P51"><text:span text:style-name="T7">Procurements:</text:span></text:p>
                </table:table-cell>
                <table:table-cell table:style-name="Table2.B4" office:value-type="string">
                  <text:p text:style-name="P45">$</text:p>
                </table:table-cell>
                <table:table-cell table:style-name="Table2.C4" office:value-type="string">
                  <text:p text:style-name="P45">$</text:p>
                </table:table-cell>
                <table:table-cell table:style-name="Table2.C4" office:value-type="string">
                  <text:p text:style-name="P45">$</text:p>
                </table:table-cell>
                <table:table-cell table:style-name="Table2.C4" office:value-type="string">
                  <text:p text:style-name="P45">$</text:p>
                </table:table-cell>
                <table:table-cell table:style-name="Table2.C4" office:value-type="string">
                  <text:p text:style-name="P45">$</text:p>
                </table:table-cell>
              </table:table-row>
              <table:table-row table:style-name="Table2.1">
                <table:table-cell table:style-name="Table2.A1" office:value-type="string">
                  <text:p text:style-name="P51"><text:span text:style-name="T7">Totals:</text:span></text:p>
                </table:table-cell>
                <table:table-cell table:style-name="Table2.B5" office:value-type="string">
                  <text:p text:style-name="P45">$</text:p>
                </table:table-cell>
                <table:table-cell table:style-name="Table2.C5" office:value-type="string">
                  <text:p text:style-name="P45">$</text:p>
                </table:table-cell>
                <table:table-cell table:style-name="Table2.C5" office:value-type="string">
                  <text:p text:style-name="P45">$</text:p>
                </table:table-cell>
                <table:table-cell table:style-name="Table2.C5" office:value-type="string">
                  <text:p text:style-name="P45">$</text:p>
                </table:table-cell>
                <table:table-cell table:style-name="Table2.C5" office:value-type="string">
                  <text:p text:style-name="P45">$</text:p>
                </table:table-cell>
              </table:table-row>
            </table:table>
            <text:p text:style-name="P50"/>
            <text:p text:style-name="P52"><text:span text:style-name="T7"><text:tab/>Life Cycle Cost: $</text:span></text:p>
          </table:table-cell>
          <table:covered-table-cell/>
        </table:table-row>
        <table:table-row table:style-name="Table1.13">
          <table:table-cell table:style-name="Table1.A1" table:number-columns-spanned="2" office:value-type="string">
            <text:p text:style-name="P43"><text:span text:style-name="T5">Operations &amp; Support</text:span><text:span text:style-name="T15">:</text:span><text:span text:style-name="T6"> </text:span><text:span text:style-name="T21">(define product ownership and who is responsible for product maintenance &amp; support)</text:span></text:p>
            <text:list xml:id="list135840413446217" text:continue-list="list135841261651223" text:style-name="WW8Num11">
              <text:list-item>
                <text:p text:style-name="P2"><text:span text:style-name="T6">As appropriate, include information from the IT Project Communications Plan, the IT Project Quality Management Plan, and the IT Project Training Plan.</text:span></text:p>
              </text:list-item>
            </text:list>
            <text:p text:style-name="P5"/>
            <text:p text:style-name="Standard"><text:span text:style-name="T6">Examples of what could be included in the Operations &amp; Support section are:</text:span></text:p>
            <text:list xml:id="list135841222934766" text:continue-list="list135839697817394" text:style-name="WW8Num25">
              <text:list-item>
                <text:p text:style-name="P25"><text:span text:style-name="T6">Identify responsibility for Knowledgebase &amp; web documentation.</text:span></text:p>
              </text:list-item>
              <text:list-item>
                <text:p text:style-name="P6">Identify team responsible for production ownership &amp; maintenance.</text:p>
              </text:list-item>
              <text:list-item>
                <text:p text:style-name="P25"><text:span text:style-name="T6">Identify team responsible for product support (e.g., 4Help, functional team).</text:span></text:p>
              </text:list-item>
              <text:list-item>
                <text:p text:style-name="P25"><text:span text:style-name="T6">Identify any needed training.</text:span></text:p>
              </text:list-item>
              <text:list-item>
                <text:p text:style-name="P25"><text:span text:style-name="T6">Any communications and marketing of this product or service.</text:span></text:p>
              </text:list-item>
            </text:list>
            <text:p text:style-name="P8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3"><text:span text:style-name="T5">Safety, Security, &amp; Risks</text:span><text:span text:style-name="T15">:</text:span><text:span text:style-name="T6"> </text:span><text:span text:style-name="T21">(potential project safety and security enhancements, <text:s/>security exposures, issues and risks, &amp; mitigation)</text:span></text:p>
            <text:list xml:id="list135840122421524" text:continue-list="list135840413446217" text:style-name="WW8Num11">
              <text:list-item>
                <text:p text:style-name="P2"><text:span text:style-name="T6">As appropriate, include information from the IT Project Initiation form, the IT Project Risk Management Plan, the IT Project Security Initial Review form, and the IT Project Quality Management Plan.</text:span></text:p>
              </text:list-item>
            </text:list>
            <text:p text:style-name="P5"/>
            <text:list xml:id="list135839884073074" text:continue-numbering="true" text:style-name="WW8Num11">
              <text:list-item>
                <text:p text:style-name="P2"><text:span text:style-name="T6">Personally Identifying Information (PII): Is data handled according to the Standard for Storing and Transmitting Personally Identifying Information? (see </text:span><text:a xlink:type="simple" xlink:href="http://www.it.vt.edu/administration/policies.html" text:style-name="Internet_20_link" text:visited-style-name="Visited_20_Internet_20_Link"><text:span text:style-name="Internet_20_link"><text:span text:style-name="T6">http://www.it.vt.edu/administration/policies.html</text:span></text:span></text:a><text:span text:style-name="T6">)</text:span></text:p>
              </text:list-item>
              <text:list-item>
                <text:p text:style-name="P2"><text:span text:style-name="T6">Regulatory Compliance: Are project components compliant with Family Educational Rights and Privacy Act (FERPA), Health Insurance Portability and Accountability Act (HIPAA), Gramm-Leach-Bliley Act (GLBA), Payment Card Industry (PCI), etc?</text:span></text:p>
                <text:list>
                  <text:list-item>
                    <text:p text:style-name="P2"><text:a xlink:type="simple" xlink:href="http://www.registrar.vt.edu/records/ferpa.php" text:style-name="Internet_20_link" text:visited-style-name="Visited_20_Internet_20_Link"><text:span text:style-name="Internet_20_link"><text:span text:style-name="T6">Virginia Tech Registrar information on Family Educational Rights and Privacy Act (FERPA)</text:span></text:span></text:a></text:p>
                  </text:list-item>
                  <text:list-item>
                    <text:p text:style-name="P2"><text:a xlink:type="simple" xlink:href="http://www2.ed.gov/policy/gen/guid/fpco/ferpa/index.html" text:style-name="Internet_20_link" text:visited-style-name="Visited_20_Internet_20_Link"><text:span text:style-name="Internet_20_link"><text:span text:style-name="T6">Family Educational Rights and Privacy Act (FERPA)</text:span></text:span></text:a></text:p>
                  </text:list-item>
                  <text:list-item>
                    <text:p text:style-name="P2"><text:a xlink:type="simple" xlink:href="http://aspe.hhs.gov/admnsimp/pl104191.htm" text:style-name="Internet_20_link" text:visited-style-name="Visited_20_Internet_20_Link"><text:span text:style-name="Internet_20_link"><text:span text:style-name="T6">Health Insurance Portability and Accountability Act (HIPAA)</text:span></text:span></text:a></text:p>
                  </text:list-item>
                  <text:list-item>
                    <text:p text:style-name="P2"><text:a xlink:type="simple" xlink:href="http://business.ftc.gov/privacy-and-security/gramm-leach-bliley-act" text:style-name="Internet_20_link" text:visited-style-name="Visited_20_Internet_20_Link"><text:span text:style-name="Internet_20_link"><text:span text:style-name="T6">Gramm-Leach-Bliley Act (GLBA)</text:span></text:span></text:a></text:p>
                  </text:list-item>
                  <text:list-item>
                    <text:p text:style-name="P2"><text:a xlink:type="simple" xlink:href="https://www.pcisecuritystandards.org/index.php" text:style-name="Internet_20_link" text:visited-style-name="Visited_20_Internet_20_Link"><text:span text:style-name="Internet_20_link"><text:span text:style-name="T6">Payment Card Industry (PCI)</text:span></text:span></text:a></text:p>
                  </text:list-item>
                </text:list>
              </text:list-item>
            </text:list>
            <text:p text:style-name="P5"/>
            <text:p text:style-name="Standard"><text:span text:style-name="T6">Examples of what could be included in the Safety, Security, &amp; Risks section are (for example):</text:span></text:p>
            <text:list xml:id="list135840273317321" text:continue-list="list135841222934766" text:style-name="WW8Num25">
              <text:list-item>
                <text:p text:style-name="P25"><text:span text:style-name="T6">Describe potential enhancements to personal safety and data security for the university, as a result of doing this project.</text:span></text:p>
              </text:list-item>
              <text:list-item>
                <text:p text:style-name="P6">Identify possible or known political or image exposures likely to result from this project.</text:p>
              </text:list-item>
              <text:list-item>
                <text:p text:style-name="P25"><text:span text:style-name="T6">Identify possible or known IT security exposures for this project.</text:span></text:p>
              </text:list-item>
              <text:list-item>
                <text:p text:style-name="P25"><text:span text:style-name="T6">Identify project risks for things like, acquisition, budget, personnel, contract, timeline, expectations, support, and training.</text:span></text:p>
              </text:list-item>
              <text:list-item>
                <text:p text:style-name="P25"><text:span text:style-name="T6">For each identified issue or risk, identify at least one mitigation measure or a contingency plan.</text:span></text:p>
              </text:list-item>
            </text:list>
            <text:p text:style-name="P5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8">Issues and Risks</text:p>
                </table:table-cell>
                <table:table-cell table:style-name="Table3.B1" office:value-type="string">
                  <text:p text:style-name="P18">Risk Mitigation or Contingency</text:p>
                </table:table-cell>
              </table:table-row>
              <table:table-row table:style-name="Table3.1">
                <table:table-cell table:style-name="Table3.A1" office:value-type="string">
                  <text:list xml:id="list396115104" text:style-name="WW8Num27">
                    <text:list-item>
                      <text:p text:style-name="P19"/>
                    </text:list-item>
                  </text:list>
                </table:table-cell>
                <table:table-cell table:style-name="Table3.B1" office:value-type="string">
                  <text:list xml:id="list3300075248" text:style-name="WW8Num17">
                    <text:list-item>
                      <text:p text:style-name="P10"/>
                    </text:list-item>
                  </text:list>
                </table:table-cell>
              </table:table-row>
              <table:table-row table:style-name="Table3.1">
                <table:table-cell table:style-name="Table3.A1" office:value-type="string">
                  <text:list xml:id="list135840130222488" text:continue-list="list396115104" text:style-name="WW8Num27">
                    <text:list-item>
                      <text:p text:style-name="P12"><text:soft-page-break/></text:p>
                    </text:list-item>
                  </text:list>
                </table:table-cell>
                <table:table-cell table:style-name="Table3.B1" office:value-type="string">
                  <text:list xml:id="list135840365854514" text:continue-list="list3300075248" text:style-name="WW8Num17">
                    <text:list-item>
                      <text:p text:style-name="P10"/>
                    </text:list-item>
                  </text:list>
                </table:table-cell>
              </table:table-row>
              <table:table-row table:style-name="Table3.1">
                <table:table-cell table:style-name="Table3.A1" office:value-type="string">
                  <text:list xml:id="list135840408667434" text:continue-list="list135840130222488" text:style-name="WW8Num27">
                    <text:list-item>
                      <text:p text:style-name="P11">…</text:p>
                    </text:list-item>
                  </text:list>
                </table:table-cell>
                <table:table-cell table:style-name="Table3.B1" office:value-type="string">
                  <text:list xml:id="list135840369969326" text:continue-list="list135840365854514" text:style-name="WW8Num17">
                    <text:list-item>
                      <text:p text:style-name="P9">…</text:p>
                    </text:list-item>
                  </text:list>
                </table:table-cell>
              </table:table-row>
            </table:table>
            <text:p text:style-name="P49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4">Approvals:</text:p>
            <text:p text:style-name="P27"/>
            <text:p text:style-name="P30">Duplicate or delete signature blocks as needed.</text:p>
            <text:p text:style-name="P26"><text:span text:style-name="T14">Requested by: </text:span><text:span text:style-name="T22">(e.g., project manager)</text:span></text:p>
            <text:p text:style-name="P28"/>
            <text:p text:style-name="P31"><text:tab/></text:p>
            <text:p text:style-name="P32"><text:s text:c="2"/>Printed name, Signature, Date</text:p>
            <text:p text:style-name="P32"/>
            <text:p text:style-name="P26"><text:span text:style-name="T14">Requested by: </text:span><text:span text:style-name="T22">(e.g., project leader)</text:span></text:p>
            <text:p text:style-name="P28"/>
            <text:p text:style-name="P31"><text:tab/></text:p>
            <text:p text:style-name="P32"><text:s text:c="2"/>Printed name, Signature, Date</text:p>
            <text:p text:style-name="P29"/>
            <text:p text:style-name="P33"><text:span text:style-name="T14">Approved by: </text:span><text:span text:style-name="T22">(e.g., project steering committee)</text:span></text:p>
            <text:p text:style-name="P28"/>
            <text:p text:style-name="P31"><text:tab/></text:p>
            <text:p text:style-name="P32"><text:s text:c="2"/>Printed name, Signature, Date</text:p>
            <text:p text:style-name="P32"/>
            <text:p text:style-name="P33"><text:span text:style-name="T14">Approved by: </text:span><text:span text:style-name="T22">(e.g., project sponsor)</text:span></text:p>
            <text:p text:style-name="P28"/>
            <text:p text:style-name="P31"><text:tab/></text:p>
            <text:p text:style-name="P32"><text:s text:c="2"/>Printed name, Signature, Date</text:p>
            <text:p text:style-name="P34"/>
          </table:table-cell>
          <table:covered-table-cell/>
        </table:table-row>
      </table:table>
      <text:p text:style-name="P57"/>
      <text:h text:style-name="P58" text:outline-level="2"><text:bookmark text:name="_Addendum_1"/>Addendum 1</text:h>
      <text:p text:style-name="Normal_20__28_Web_29_">Question: Who are the stakeholders of this project? </text:p>
      <text:p text:style-name="Normal_20__28_Web_29_">Answer: Consider the 360-degree realm of peers and upstream and downstream concerned parties in the following categories.</text:p>
      <text:p text:style-name="P60">Functional outcomes</text:p>
      <text:list xml:id="list121279696" text:style-name="WW8Num13">
        <text:list-item>
          <text:p text:style-name="P53">Project sponsors/requestors</text:p>
        </text:list-item>
        <text:list-item>
          <text:p text:style-name="P53">End users of the output of the project (faculty, staff, students; others)</text:p>
        </text:list-item>
        <text:list-item>
          <text:p text:style-name="P53">Functional office or administrative users </text:p>
        </text:list-item>
        <text:list-item>
          <text:p text:style-name="P53">Other data administrators</text:p>
        </text:list-item>
        <text:list-item>
          <text:p text:style-name="P55">Support of users (e.g., the Techsupport community; 4help; Knowledge Base)</text:p>
        </text:list-item>
      </text:list>
      <text:p text:style-name="P60">Conducting the project, deployment, and on-going operations</text:p>
      <text:list xml:id="list3045874489" text:style-name="WW8Num29">
        <text:list-item>
          <text:p text:style-name="P54">Primary work team(s)</text:p>
        </text:list-item>
        <text:list-item>
          <text:p text:style-name="P54">Staff responsible for the procurement of equipment, software, services.</text:p>
        </text:list-item>
        <text:list-item>
          <text:p text:style-name="P54">Trainers</text:p>
        </text:list-item>
        <text:list-item>
          <text:p text:style-name="P54">Network needs—are there particular requirements of CNS for infrastructure or for provisioning business cycles?</text:p>
        </text:list-item>
        <text:list-item>
          <text:p text:style-name="P54">On-going system support; pre-production system support; system administrators; database administrators</text:p>
        </text:list-item>
        <text:list-item>
          <text:p text:style-name="P54">On-going application support, including interface support and maintenance</text:p>
        </text:list-item>
        <text:list-item>
          <text:p text:style-name="P56">Providers of required services (for example, authentication and authorization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AU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11z1" style:family="text">
      <style:text-properties style:font-name="Courier New" fo:font-family="'Courier New'" style:font-family-generic="modern" fo:font-size="11pt" style:font-size-asian="11pt" style:font-name-complex="Courier New" style:font-family-complex="'Courier New'" style:font-family-generic-complex="modern" style:font-size-complex="11pt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7.938cm" style:type="center"/>
          <style:tab-stop style:position="16.193cm" style:type="right"/>
        </style:tab-stops>
      </style:paragraph-properties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font-size="8.5pt" officeooo:rsid="00106cb3" style:font-size-asian="8.5pt" style:font-size-complex="8.5pt"/>
    </style:style>
    <style:page-layout style:name="Mpm1">
      <style:page-layout-properties fo:page-width="21.59cm" fo:page-height="27.94cm" style:num-format="1" style:print-orientation="portrait" fo:margin-top="1.27cm" fo:margin-bottom="1.27cm" fo:margin-left="1.778cm" fo:margin-right="0.50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508cm" fo:margin-top="0.40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1.778cm" fo:margin-right="0.50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full">/home/stan/Documents/roster project/documents/roster-scope01.odt</text:file-name></text:span><text:span text:style-name="MT1"><text:s/></text:span><text:span text:style-name="MT1"><text:initial-creator>Greg Kroll</text:initial-creator></text:span><text:span text:style-name="MT1"><text:tab/></text:span><text:span text:style-name="MT2">Last Revised: </text:span><text:span text:style-name="MT1"><text:s/></text:span><text:span text:style-name="MT1"><text:date style:data-style-name="N37" text:date-value="2019-04-14T12:59:19.525375231" text:fixed="true">04/14/19</text:date></text:span></text:p>
      </style:footer>
    </style:master-page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T Project Scope Template</dc:title>
    <meta:initial-creator>Greg Kroll</meta:initial-creator>
    <meta:creation-date>2011-10-28T00:08:00</meta:creation-date>
    <dc:date>2019-04-14T13:58:38.941252979</dc:date>
    <meta:print-date>2012-02-17T16:22:00</meta:print-date>
    <meta:editing-cycles>13</meta:editing-cycles>
    <meta:editing-duration>PT2H20M51S</meta:editing-duration>
    <meta:generator>LibreOffice/6.0.7.3$Linux_X86_64 LibreOffice_project/00m0$Build-3</meta:generator>
    <dc:creator>Stan Bordeaux</dc:creator>
    <meta:document-statistic meta:table-count="3" meta:image-count="0" meta:object-count="0" meta:page-count="5" meta:paragraph-count="164" meta:word-count="1369" meta:character-count="9175" meta:non-whitespace-character-count="8014"/>
  </office:meta>
</office:document-meta>
</file>